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7.44pt"/>
    </style:style>
    <style:style style:name="co2" style:family="table-column">
      <style:table-column-properties fo:break-before="auto" style:column-width="212.26pt"/>
    </style:style>
    <style:style style:name="co3" style:family="table-column">
      <style:table-column-properties fo:break-before="auto" style:column-width="155.14pt"/>
    </style:style>
    <style:style style:name="co4" style:family="table-column">
      <style:table-column-properties fo:break-before="auto" style:column-width="293.36pt"/>
    </style:style>
    <style:style style:name="co5" style:family="table-column">
      <style:table-column-properties fo:break-before="auto" style:column-width="294.09pt"/>
    </style:style>
    <style:style style:name="co6" style:family="table-column">
      <style:table-column-properties fo:break-before="auto" style:column-width="236.21pt"/>
    </style:style>
    <style:style style:name="co7" style:family="table-column">
      <style:table-column-properties fo:break-before="auto" style:column-width="91.84pt"/>
    </style:style>
    <style:style style:name="co8" style:family="table-column">
      <style:table-column-properties fo:break-before="auto" style:column-width="150.8pt"/>
    </style:style>
    <style:style style:name="co9" style:family="table-column">
      <style:table-column-properties fo:break-before="auto" style:column-width="257.3pt"/>
    </style:style>
    <style:style style:name="co10" style:family="table-column">
      <style:table-column-properties fo:break-before="auto" style:column-width="273.26pt"/>
    </style:style>
    <style:style style:name="co11" style:family="table-column">
      <style:table-column-properties fo:break-before="auto" style:column-width="374.4pt"/>
    </style:style>
    <style:style style:name="co12" style:family="table-column">
      <style:table-column-properties fo:break-before="auto" style:column-width="319.44pt"/>
    </style:style>
    <style:style style:name="co13" style:family="table-column">
      <style:table-column-properties fo:break-before="auto" style:column-width="143.69pt"/>
    </style:style>
    <style:style style:name="co14" style:family="table-column">
      <style:table-column-properties fo:break-before="auto" style:column-width="440.59pt"/>
    </style:style>
    <style:style style:name="co15" style:family="table-column">
      <style:table-column-properties fo:break-before="auto" style:column-width="247.01pt"/>
    </style:style>
    <style:style style:name="co16" style:family="table-column">
      <style:table-column-properties fo:break-before="auto" style:column-width="248.2pt"/>
    </style:style>
    <style:style style:name="co17" style:family="table-column">
      <style:table-column-properties fo:break-before="auto" style:column-width="64.01pt"/>
    </style:style>
    <style:style style:name="ro1" style:family="table-row">
      <style:table-row-properties style:row-height="60.41pt" fo:break-before="auto" style:use-optimal-row-height="false"/>
    </style:style>
    <style:style style:name="ro2" style:family="table-row">
      <style:table-row-properties style:row-height="22.34pt" fo:break-before="auto" style:use-optimal-row-height="false"/>
    </style:style>
    <style:style style:name="ro3" style:family="table-row">
      <style:table-row-properties style:row-height="30.95pt" fo:break-before="auto" style:use-optimal-row-height="false"/>
    </style:style>
    <style:style style:name="ro4" style:family="table-row">
      <style:table-row-properties style:row-height="43.6pt" fo:break-before="auto" style:use-optimal-row-height="false"/>
    </style:style>
    <style:style style:name="ro5" style:family="table-row">
      <style:table-row-properties style:row-height="46.26pt" fo:break-before="auto" style:use-optimal-row-height="true"/>
    </style:style>
    <style:style style:name="ro6" style:family="table-row">
      <style:table-row-properties style:row-height="55.11pt" fo:break-before="auto" style:use-optimal-row-height="false"/>
    </style:style>
    <style:style style:name="ro7" style:family="table-row">
      <style:table-row-properties style:row-height="39pt" fo:break-before="auto" style:use-optimal-row-height="false"/>
    </style:style>
    <style:style style:name="ro8" style:family="table-row">
      <style:table-row-properties style:row-height="36.71pt" fo:break-before="auto" style:use-optimal-row-height="false"/>
    </style:style>
    <style:style style:name="ro9" style:family="table-row">
      <style:table-row-properties style:row-height="28.69pt" fo:break-before="auto" style:use-optimal-row-height="false"/>
    </style:style>
    <style:style style:name="ro10" style:family="table-row">
      <style:table-row-properties style:row-height="44.76pt" fo:break-before="auto" style:use-optimal-row-height="false"/>
    </style:style>
    <style:style style:name="ro11" style:family="table-row">
      <style:table-row-properties style:row-height="29.85pt" fo:break-before="auto" style:use-optimal-row-height="false"/>
    </style:style>
    <style:style style:name="ro12" style:family="table-row">
      <style:table-row-properties style:row-height="48.19pt" fo:break-before="auto" style:use-optimal-row-height="false"/>
    </style:style>
    <style:style style:name="ro13" style:family="table-row">
      <style:table-row-properties style:row-height="37.84pt" fo:break-before="auto" style:use-optimal-row-height="false"/>
    </style:style>
    <style:style style:name="ro14" style:family="table-row">
      <style:table-row-properties style:row-height="40.14pt" fo:break-before="auto" style:use-optimal-row-height="false"/>
    </style:style>
    <style:style style:name="ro15" style:family="table-row">
      <style:table-row-properties style:row-height="41.3pt" fo:break-before="auto" style:use-optimal-row-height="false"/>
    </style:style>
    <style:style style:name="ro16" style:family="table-row">
      <style:table-row-properties style:row-height="34.41pt" fo:break-before="auto" style:use-optimal-row-height="false"/>
    </style:style>
    <style:style style:name="ro1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7"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7"/>
        </table:table-row>
        <table:table-row table:style-name="ro2">
          <table:table-cell office:value-type="string" calcext:value-type="string">
            <text:p>Project Manager</text:p>
          </table:table-cell>
          <table:table-cell office:value-type="string" calcext:value-type="string">
            <text:p>Techvision </text:p>
          </table:table-cell>
          <table:table-cell office:value-type="string" calcext:value-type="string">
            <text:p>              02</text:p>
            <text:p>                                                                </text:p>
          </table:table-cell>
          <table:table-cell office:value-type="string" calcext:value-type="string">
            <text:p/>
            <text:p>Should be able to communicate and satisfy clients and well experienced of dealing clients in Bangladesh.</text:p>
            <text:p>Coordinate internal resources and third parties/vendors for the flawless execution of projects</text:p>
            <text:p>Ensure that all projects are delivered on-time, within scope and within budget</text:p>
            <text:p>Developing project scopes and objectives, involving all relevant stakeholders and ensuring technical feasibility</text:p>
            <text:p>Ensure resource availability and allocation</text:p>
            <text:p>Develop a detailed project plan to track progress</text:p>
            <text:p>Use appropriate verification techniques to manage changes in project scope, schedule and costs</text:p>
            <text:p>Measure project performance using appropriate systems, tools and techniques</text:p>
            <text:p>Report and escalate to management as needed</text:p>
            <text:p>Manage the relationship with the client and all stakeholders</text:p>
            <text:p>Perform risk management to minimize project risks</text:p>
            <text:p>Establish and maintain relationships with third parties/vendors</text:p>
            <text:p>Create and maintain comprehensive project documentation</text:p>
            <text:p/>
          </table:table-cell>
          <table:table-cell/>
          <table:table-cell office:value-type="string" calcext:value-type="string">
            <text:p>              Full-time</text:p>
            <text:p>                                                            </text:p>
          </table:table-cell>
          <table:table-cell office:value-type="string" calcext:value-type="string">
            <text:p/>
            <text:p>Â At least 8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Master or bachelor's in business administration / Computer Science.</text:p>
            <text:p/>
          </table:table-cell>
          <table:table-cell office:value-type="string" calcext:value-type="string">
            <text:p/>
            <text:p>Great educational background, preferably in the fields of computer science or engineering for technical project managers</text:p>
            <text:p>    Proven working experience as a project administrator in the information technology sector</text:p>
            <text:p>    Solid technical background, with understanding or hands-on experience in software development and web technologies</text:p>
            <text:p>    Excellent client-facing and internal communication skills</text:p>
            <text:p>    Excellent written and verbal communication skills</text:p>
            <text:p>    Solid organizational skills including attention to detail and multi-tasking skills</text:p>
            <text:p/>
          </table:table-cell>
          <table:table-cell/>
          <table:table-cell office:value-type="string" calcext:value-type="string">
            <text:p/>
            <text:p>Weekly 2 holidays</text:p>
            <text:p>    Salary Review: Yearly</text:p>
            <text:p>    Lunch Facilities: Partially Subsidize</text:p>
            <text:p>    Festival Bonus: 2(Yearly)</text:p>
            <text:p>    Yearly 1 tour</text:p>
            <text:p>    Birthday party</text:p>
            <text:p/>
          </table:table-cell>
          <table:table-cell office:value-type="string" calcext:value-type="string">
            <text:p/>
            <text:p>Â Oct 26, 2019</text:p>
            <text:p>                                                                        </text:p>
          </table:table-cell>
          <table:table-cell office:value-type="string" calcext:value-type="string">
            <text:p/>
            <text:p>Â Nov 25, 2019</text:p>
            <text:p>                                                                        </text:p>
          </table:table-cell>
          <table:table-cell table:number-columns-repeated="1007"/>
        </table:table-row>
        <table:table-row table:style-name="ro3">
          <table:table-cell office:value-type="string" calcext:value-type="string">
            <text:p>Software Engineer, ASP.NET (MVC)</text:p>
          </table:table-cell>
          <table:table-cell office:value-type="string" calcext:value-type="string">
            <text:p>AutoSoft Systems Limited </text:p>
          </table:table-cell>
          <table:table-cell office:value-type="string" calcext:value-type="string">
            <text:p>             03</text:p>
            <text:p>                                                                </text:p>
          </table:table-cell>
          <table:table-cell office:value-type="string" calcext:value-type="string">
            <text:p/>
            <text:p>Working experience to lead large scale web based asp.net projects successfully.</text:p>
            <text:p>Takes the lead role to Analyze, Architect and Design databases and asp.net projects.</text:p>
            <text:p>Provides technical leadership and mentor-ship to develop team members. Helps to resolve any technical issue/challenge that team needs.</text:p>
            <text:p>Excellent capability to translate complex client requirement to technical implementation.</text:p>
            <text:p>Develops international standard web application using Asp.Net 4.5 (or higher) and MS SQL Server 2008 (or higher).</text:p>
            <text:p>Advance level Experience in these technologies is must - ASP.Net MVC, ASP.Net Razor, ASP.Net Web API, Entity Framework,  LINQ, Async and AngularJS.</text:p>
            <text:p>Clear idea of Software as a Service (SaaS) is a software distribution model.</text:p>
            <text:p>Must have excellent grasp on an CSS frame like Bootstrap.</text:p>
            <text:p>Experience in Working on Windows Azure is strong plus.</text:p>
            <text:p>Excellent capability of writing complex SQL queries and objects.</text:p>
            <text:p>Habituated with service oriented development.</text:p>
            <text:p>Excellent analytical, problem solving and decision making skills.</text:p>
            <text:p>Ensure high quality, adherence to standards and best practices, high performance and scalable deliverabl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Only males are allowed to apply</text:p>
            <text:p>                                                                    </text:p>
          </table:table-cell>
          <table:table-cell office:value-type="string" calcext:value-type="string">
            <text:p/>
            <text:p>Â Age 23 to 40 years</text:p>
            <text:p>                                                                    </text:p>
          </table:table-cell>
          <table:table-cell office:value-type="string" calcext:value-type="string">
            <text:p/>
            <text:p>Â Anywhere in Bangladesh</text:p>
            <text:p>                                                                    </text:p>
          </table:table-cell>
          <table:table-cell office:value-type="string" calcext:value-type="string">
            <text:p/>
            <text:p>B.Sc. in Computer Science from any reputed University or From any other Background who is Confident enough to be Fit to join this adventure with us.</text:p>
            <text:p/>
          </table:table-cell>
          <table:table-cell office:value-type="string" calcext:value-type="string">
            <text:p/>
            <text:p>Age 23 to 40 years </text:p>
            <text:p>Only males are allowed to apply</text:p>
            <text:p>At least 2 years of development experience with ASP.NET 3.5, Ajax, jQuery and java script, C#, </text:p>
            <text:p>Good hands on optimal database designing concept using .Net and SQL Server 2008/2012/2014/2016</text:p>
            <text:p>Clear understanding OOP, Data Structures, Algorithms and Design Patterns.</text:p>
            <text:p>Must be quick learning capability and positive attitude needed in any kind of new technology.</text:p>
            <text:p>Must have a good understanding of browser compatibility issues.</text:p>
            <text:p>Must be proactive, self motivated and have positive attitude in the work.</text:p>
            <text:p>Must have the ability to work as a Team and build consensus with the colleagues thereof.</text:p>
            <text:p>Must have strong communication and interpersonal skills.</text:p>
            <text:p>Must have High Ethical values.</text:p>
            <text:p/>
          </table:table-cell>
          <table:table-cell office:value-type="string" calcext:value-type="string">
            <text:p/>
            <text:p>Â Negotiable</text:p>
            <text:p>                                                                    </text:p>
          </table:table-cell>
          <table:table-cell/>
          <table:table-cell office:value-type="string" calcext:value-type="string">
            <text:p/>
            <text:p>Â Oct 24, 2019</text:p>
            <text:p>                                                                        </text:p>
          </table:table-cell>
          <table:table-cell office:value-type="string" calcext:value-type="string">
            <text:p/>
            <text:p>Â Nov 7, 2019</text:p>
            <text:p>                                                                        </text:p>
          </table:table-cell>
          <table:table-cell table:number-columns-repeated="1008"/>
        </table:table-row>
        <table:table-row table:style-name="ro4">
          <table:table-cell office:value-type="string" calcext:value-type="string">
            <text:p>Software Engineer</text:p>
          </table:table-cell>
          <table:table-cell office:value-type="string" calcext:value-type="string">
            <text:p>HAL Technologies Limited </text:p>
          </table:table-cell>
          <table:table-cell office:value-type="string" calcext:value-type="string">
            <text:p/>
            <text:p>                                                                01</text:p>
            <text:p>                                                                </text:p>
          </table:table-cell>
          <table:table-cell office:value-type="string" calcext:value-type="string">
            <text:p/>
            <text:p>Good command in MVC 5, CSS5, Java Script and Visual Studio 2013.</text:p>
            <text:p>Develop international standard web application using ASP.Net, C# Anjular JS and Oracle </text:p>
            <text:p>An understanding of Design Standards and coding guidelines.</text:p>
            <text:p>Need to have good communication skill and should communicate pro-actively with team member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5 to 40 years</text:p>
            <text:p>                                                                    </text:p>
          </table:table-cell>
          <table:table-cell office:value-type="string" calcext:value-type="string">
            <text:p/>
            <text:p>Â Dhaka</text:p>
            <text:p>                                                                    </text:p>
          </table:table-cell>
          <table:table-cell office:value-type="string" calcext:value-type="string">
            <text:p/>
            <text:p>B.Sc. / M.Sc  in Computer Science &amp; Engineering or  related subject from reputed local and foreign University.</text:p>
            <text:p/>
          </table:table-cell>
          <table:table-cell office:value-type="string" calcext:value-type="string">
            <text:p/>
            <text:p>Age 25 to 40 years </text:p>
            <text:p>Both males and females are allowed to apply</text:p>
            <text:p>Must have 2 years Practical Experience in developing web-based solution in ASP.NET,  C#, Angular JS, MVC 5, Visual Studio 2913 and Oracle.</text:p>
            <text:p>Must be fast learner and a self starter with high sense of urgency.</text:p>
            <text:p>Must have working ability under pressure to meet the upcoming technological challenge.</text:p>
            <text:p>Able to meet deadline strictly.</text:p>
            <text:p>Candidates should provide their recent projects list with their application.</text:p>
            <text:p/>
          </table:table-cell>
          <table:table-cell office:value-type="string" calcext:value-type="string">
            <text:p/>
            <text:p>Â Negotiable</text:p>
            <text:p>                                                                    </text:p>
          </table:table-cell>
          <table:table-cell office:value-type="string" calcext:value-type="string">
            <text:p/>
            <text:p>T/A, Tour allowanceLunch Facilities: Full SubsidizeSalary Review: YearlyFestival Bonus: 2Yearly Increment.</text:p>
            <text:p>Casual Leave, Medical Leave, Earn Leave etc.</text:p>
            <text:p>Other benefits as per company policy.</text:p>
            <text:p/>
          </table:table-cell>
          <table:table-cell office:value-type="string" calcext:value-type="string">
            <text:p/>
            <text:p>Â Oct 24, 2019</text:p>
            <text:p>                                                                        </text:p>
          </table:table-cell>
          <table:table-cell office:value-type="string" calcext:value-type="string">
            <text:p/>
            <text:p>Â Nov 21, 2019</text:p>
            <text:p>                                                                        </text:p>
          </table:table-cell>
          <table:table-cell table:number-columns-repeated="1008"/>
        </table:table-row>
        <table:table-row table:style-name="ro5">
          <table:table-cell office:value-type="string" calcext:value-type="string">
            <text:p>Digital Marketing Officer</text:p>
          </table:table-cell>
          <table:table-cell office:value-type="string" calcext:value-type="string">
            <text:p>Image Edit Expert </text:p>
          </table:table-cell>
          <table:table-cell office:value-type="string" calcext:value-type="string">
            <text:p/>
            <text:p>                                                                05</text:p>
            <text:p>                                                                </text:p>
          </table:table-cell>
          <table:table-cell office:value-type="string" calcext:value-type="string">
            <text:p/>
            <text:p>Plan, Prepare and execute all branding activities.The activity engages in digital marketing.Monitoring and analyze market trends.Study competitors' products and services.Explore ways to improve existing products and services and increasing profitability.Identify target markets and develop strategies to communicate with them.Prepare and manage marketing plans and budgets.Liaison with other internal departments.Produce periodical reports to monitor results.Present findings and suggestions to the management and other senior manager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at least 20 years</text:p>
            <text:p>                                                                    </text:p>
          </table:table-cell>
          <table:table-cell office:value-type="string" calcext:value-type="string">
            <text:p/>
            <text:p>Â Dhaka, Dhaka (Mirpur)</text:p>
            <text:p>                                                                    </text:p>
          </table:table-cell>
          <table:table-cell office:value-type="string" calcext:value-type="string">
            <text:p/>
            <text:p>HSC, Diploma in Engineering, Bachelor degree in any discipline</text:p>
            <text:p>Skills Required:  Graphics Design, Digital Marketing</text:p>
            <text:p/>
          </table:table-cell>
          <table:table-cell office:value-type="string" calcext:value-type="string">
            <text:p/>
            <text:p>Age at least 20 years </text:p>
            <text:p>Both males and females are allowed to apply</text:p>
            <text:p/>
          </table:table-cell>
          <table:table-cell office:value-type="string" calcext:value-type="string">
            <text:p/>
            <text:p>Â Negotiable</text:p>
            <text:p>                                                                    </text:p>
          </table:table-cell>
          <table:table-cell office:value-type="string" calcext:value-type="string">
            <text:p/>
            <text:p>Over time allowanceSalary Review: YearlyFestival Bonus: 2</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6">
          <table:table-cell office:value-type="string" calcext:value-type="string">
            <text:p>IT Executive</text:p>
          </table:table-cell>
          <table:table-cell office:value-type="string" calcext:value-type="string">
            <text:p>British American Resource Center </text:p>
          </table:table-cell>
          <table:table-cell office:value-type="string" calcext:value-type="string">
            <text:p/>
            <text:p>                                                                1</text:p>
            <text:p>                                                                </text:p>
          </table:table-cell>
          <table:table-cell office:value-type="string" calcext:value-type="string">
            <text:p/>
            <text:p>Provide IT supports for desktop, laptop &amp; also require troubleshoot all IT Equipment &amp; Solving Problems (Printer, Switch, Router, Desktop PC, Laptop &amp; system in used).</text:p>
            <text:p>Understanding of Computer power and UPS, Suitable system of power, online and offline UPS</text:p>
            <text:p>Inter-networking concepts and able to manage a sister concern office network.</text:p>
            <text:p>CCTV System (IP Camera), Attendance machine configure &amp; maintenance.</text:p>
            <text:p>Company user's mail configure in Microsoft outlook, Windows Live mail.</text:p>
            <text:p>Identifying and monitoring recurring requirements for all computer/laptop users and formulating and implementing desired solutions for them accordingly.</text:p>
            <text:p>Overseeing all technical support and troubleshooting activities related to Network printers, LaserJet printers, photocopy machines, scanners, CCTV cameras, Access Control Devices, Multimedia Projectors,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5 year(s)</text:p>
            <text:p>                                                                    </text:p>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Dhaka (Uttara)</text:p>
            <text:p>                                                                    </text:p>
          </table:table-cell>
          <table:table-cell office:value-type="string" calcext:value-type="string">
            <text:p/>
            <text:p>Diploma in Computer</text:p>
            <text:p/>
          </table:table-cell>
          <table:table-cell office:value-type="string" calcext:value-type="string">
            <text:p/>
            <text:p>Age 24 to 35 years </text:p>
            <text:p>Both males and females are allowed to apply</text:p>
            <text:p>Must have Computer Hardware repairing knowledge, UPS and Electric work experience</text:p>
            <text:p>Must have can do attitude.</text:p>
            <text:p/>
          </table:table-cell>
          <table:table-cell office:value-type="string" calcext:value-type="string">
            <text:p/>
            <text:p>Â Negotiable</text:p>
            <text:p>                                                                    </text:p>
          </table:table-cell>
          <table:table-cell office:value-type="string" calcext:value-type="string">
            <text:p/>
            <text:p>Pension policy, Tour allowanceFestival Bonus: 2</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7">
          <table:table-cell office:value-type="string" calcext:value-type="string">
            <text:p>Senior PHP Developer</text:p>
          </table:table-cell>
          <table:table-cell office:value-type="string" calcext:value-type="string">
            <text:p>XpeedStudio </text:p>
          </table:table-cell>
          <table:table-cell office:value-type="string" calcext:value-type="string">
            <text:p/>
            <text:p>                                                                4</text:p>
            <text:p>                                                                </text:p>
          </table:table-cell>
          <table:table-cell office:value-type="string" calcext:value-type="string">
            <text:p>Strong knowledge in OOP, MVC, Namespace, Traits &amp; Design Patterns</text:p>
            <text:p>Must have expertise in RAW PHP Programming.</text:p>
            <text:p>Advanced knowledge of Javascript.</text:p>
            <text:p>Ability to build and consume modern RESTful web services.</text:p>
            <text:p>Develop enterprise-level application development with WordPress platform.</text:p>
            <text:p>Writing codes with Vue.js, React.js.</text:p>
          </table:table-cell>
          <table:table-cell office:value-type="string" calcext:value-type="string">
            <text:p> </text:p>
            <text:p>                                                            We are looking for Senior Software Engineers with 3+ years of experience. You must be a problem solver.</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1 to 38 years</text:p>
            <text:p>                                                                    </text:p>
          </table:table-cell>
          <table:table-cell office:value-type="string" calcext:value-type="string">
            <text:p/>
            <text:p>Â Dhaka (Mohammadpur)</text:p>
            <text:p>                                                                    </text:p>
          </table:table-cell>
          <table:table-cell office:value-type="string" calcext:value-type="string">
            <text:p/>
            <text:p>Bachelor of Science (BSc), Master of Science (MSc)Preferably CSE Background.</text:p>
            <text:p>For the people who have at least 4+ years, Educational qualification may be compromised.</text:p>
            <text:p>Skills Required:  Core PHP,  CSS3 and UI,  WordPress, JavaScript, PHP(OOP), Wordpress Plugin Development, wordpress theme development</text:p>
            <text:p/>
          </table:table-cell>
          <table:table-cell office:value-type="string" calcext:value-type="string">
            <text:p/>
            <text:p>Age 21 to 38 years </text:p>
            <text:p>Both males and females are allowed to apply</text:p>
            <text:p>Excellent command of written English.</text:p>
            <text:p>Must have to obey company rules and follow the instructions of the team leader.</text:p>
            <text:p>Must be initiative, creative, innovative, quick learner and a team player.</text:p>
            <text:p/>
          </table:table-cell>
          <table:table-cell office:value-type="string" calcext:value-type="string">
            <text:p/>
            <text:p>Â Tk. 60000 - 100000 (Monthly)</text:p>
            <text:p>                                                                    </text:p>
          </table:table-cell>
          <table:table-cell office:value-type="string" calcext:value-type="string">
            <text:p/>
            <text:p>Performance bonus, Weekly 2 holidaysSalary Review: Half YearlyFestival Bonus: 2Salary on right time</text:p>
            <text:p>Two festival bonus (According to the company policy)</text:p>
            <text:p>Training and learning materials to improve skills.</text:p>
            <text:p>Lunch and snacks will be provided from the office.</text:p>
            <text:p>Unlimited tea and coffee.</text:p>
            <text:p>Monthly Buffet</text:p>
            <text:p>Fun, Relaxed Working Environment</text:p>
            <text:p>Yearly Tour</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8">
          <table:table-cell office:value-type="string" calcext:value-type="string">
            <text:p>Executive - IT</text:p>
          </table:table-cell>
          <table:table-cell office:value-type="string" calcext:value-type="string">
            <text:p>HASSAN BOOK DEPOT </text:p>
          </table:table-cell>
          <table:table-cell office:value-type="string" calcext:value-type="string">
            <text:p/>
            <text:p>                                                                Not specific</text:p>
            <text:p>                                                                </text:p>
          </table:table-cell>
          <table:table-cell office:value-type="string" calcext:value-type="string">
            <text:p>IPv4 subnetting, VLSM, VPN</text:p>
            <text:p>Sound knowledge on LAN, WAN, NAT, PAT.</text:p>
            <text:p>MikroTik routing &amp; switching.</text:p>
            <text:p>Troubleshooting Computer network, hardware &amp; software.</text:p>
            <text:p>CCTV, IP Phone, Access Control Manage</text:p>
          </table:table-cell>
          <table:table-cell office:value-type="string" calcext:value-type="string">
            <text:p> </text:p>
            <text:p>                                                            Hassan Book Depot. One of the leading publications of Bangladesh. Since establishment, this organization is taking care of the great responsibility of publishing and supplying the necessary books and learning materials from since last 64 years !</text:p>
            <text:p>                                                        </text:p>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2 to 30 years</text:p>
            <text:p>                                                                    </text:p>
          </table:table-cell>
          <table:table-cell office:value-type="string" calcext:value-type="string">
            <text:p/>
            <text:p>Â Dhaka</text:p>
            <text:p>                                                                    </text:p>
          </table:table-cell>
          <table:table-cell office:value-type="string" calcext:value-type="string">
            <text:p/>
            <text:p>Bachelor of Science (B.Sc) in CSE</text:p>
            <text:p>B. Sc in Engineering in EEE/ CSE/ ETE from any Reputed Universities.</text:p>
            <text:p>Diploma Engineers are also encouraged to apply.</text:p>
            <text:p/>
          </table:table-cell>
          <table:table-cell office:value-type="string" calcext:value-type="string">
            <text:p/>
            <text:p>Age 22 to 30 years </text:p>
            <text:p>Only males are allowed to apply</text:p>
            <text:p>Should be CCNA certified. ISP employers will be preferred.</text:p>
            <text:p>The applicants should have experience in the following area(s):</text:p>
            <text:p>Network Engineer/Network Administrator, Hardware Engineer, IT System Management, Security Management of IT System</text:p>
            <text:p/>
          </table:table-cell>
          <table:table-cell office:value-type="string" calcext:value-type="string">
            <text:p/>
            <text:p>Â Negotiable</text:p>
            <text:p>                                                                    </text:p>
          </table:table-cell>
          <table:table-cell/>
          <table:table-cell office:value-type="string" calcext:value-type="string">
            <text:p/>
            <text:p>Â Oct 25, 2019</text:p>
            <text:p>                                                                        </text:p>
          </table:table-cell>
          <table:table-cell office:value-type="string" calcext:value-type="string">
            <text:p/>
            <text:p>Â Nov 22, 2019</text:p>
            <text:p>                                                                        </text:p>
          </table:table-cell>
          <table:table-cell table:number-columns-repeated="1008"/>
        </table:table-row>
        <table:table-row table:style-name="ro9">
          <table:table-cell office:value-type="string" calcext:value-type="string">
            <text:p>PHP Developer</text:p>
          </table:table-cell>
          <table:table-cell office:value-type="string" calcext:value-type="string">
            <text:p>bdtender.com </text:p>
          </table:table-cell>
          <table:table-cell office:value-type="string" calcext:value-type="string">
            <text:p/>
            <text:p>                                                                01</text:p>
            <text:p>                                                                </text:p>
          </table:table-cell>
          <table:table-cell office:value-type="string" calcext:value-type="string">
            <text:p>Technical Support, Modification and Addition for bdtender.com, amiparbo.com, uialbd.com &amp; eschoolbd.net</text:p>
            <text:p>Facebook pages maintenance</text:p>
            <text:p>Take care of the SEO activities in google.com and email services</text:p>
            <text:p>New website dvelopment using wordpress and existing website maintenance</text:p>
          </table:table-cell>
          <table:table-cell office:value-type="string" calcext:value-type="string">
            <text:p> </text:p>
            <text:p>                                                            Ultimate Information Architect Limited (ULTIMATE) is a specialized software development company aiming to promote enterprise solutions. At ULTIMATE, we have been developing total business solutions for the most part of last twenty four years. We have a fair share of experience of working with overseas clients. We provide customized solutions developed from very scratch to a point of Excellency and stick to the requirement of the client till their complete satisfaction.</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0 to 30 years</text:p>
            <text:p>                                                                    </text:p>
          </table:table-cell>
          <table:table-cell office:value-type="string" calcext:value-type="string">
            <text:p/>
            <text:p>Â Dhaka (Mohammadpur)</text:p>
            <text:p>                                                                    </text:p>
          </table:table-cell>
          <table:table-cell office:value-type="string" calcext:value-type="string">
            <text:p/>
            <text:p>Bachelor of Science (BSc) in Computer Science &amp; EngineeringCSE Graduation from any reputed University</text:p>
            <text:p>Skills Required:  WordPress, Adobe Photoshop/ Illustrator, Core PHP, php codeigniter</text:p>
            <text:p/>
          </table:table-cell>
          <table:table-cell office:value-type="string" calcext:value-type="string">
            <text:p/>
            <text:p>Age 20 to 30 years </text:p>
            <text:p>Both males and females are allowed to apply</text:p>
            <text:p/>
          </table:table-cell>
          <table:table-cell office:value-type="string" calcext:value-type="string">
            <text:p/>
            <text:p>Â Negotiable</text:p>
            <text:p>                                                                    </text:p>
          </table:table-cell>
          <table:table-cell/>
          <table:table-cell office:value-type="string" calcext:value-type="string">
            <text:p/>
            <text:p>Â Oct 26, 2019</text:p>
            <text:p>                                                                        </text:p>
          </table:table-cell>
          <table:table-cell office:value-type="string" calcext:value-type="string">
            <text:p/>
            <text:p>Â Nov 7, 2019</text:p>
            <text:p>                                                                        </text:p>
          </table:table-cell>
          <table:table-cell table:number-columns-repeated="1008"/>
        </table:table-row>
        <table:table-row table:style-name="ro10">
          <table:table-cell office:value-type="string" calcext:value-type="string">
            <text:p>IT Officer (Hope Technical Institute)</text:p>
          </table:table-cell>
          <table:table-cell office:value-type="string" calcext:value-type="string">
            <text:p>Christian Service Society (CSS) </text:p>
          </table:table-cell>
          <table:table-cell office:value-type="string" calcext:value-type="string">
            <text:p/>
            <text:p>                                                                01</text:p>
            <text:p>                                                                </text:p>
          </table:table-cell>
          <table:table-cell office:value-type="string" calcext:value-type="string">
            <text:p>To strength the existing computer system and setup need based new programs within the Education Sector.</text:p>
            <text:p>To take necessary steps (i. e. repair and replacement) to solve computer related problems including hardware, software &amp; Networking.</text:p>
            <text:p>To build local area network for the sector and to monitor the network as well as to trouble shoot the network difficulties.</text:p>
            <text:p>To take necessary steps to connect the computers to the internet and to ensure the proper use of internet as per instruction of Institute high authority.</text:p>
            <text:p>To help the purchase department while purchasing computer equipment and accessories.</text:p>
            <text:p>To help the staffs of the Education sector to enrich their technical knowledge regarding the use of computer.</text:p>
            <text:p>To prepare and circulate different literature, hand note, manual with updated information related to computer use and circulate the users.</text:p>
            <text:p>To attend different meeting, workshop, seminar, related to IT and inform management accordingly.</text:p>
            <text:p>To take necessary action to solve any problem in the telecommunication system (PABX, Internet etc.) of the Sector.</text:p>
            <text:p>To monitor the photocopier machine of the Education Sector and to take necessary steps to solve the problems of the machine.</text:p>
            <text:p>To carry out another task of Information Technology &amp; related work delegated by the higher authority.</text:p>
          </table:table-cell>
          <table:table-cell office:value-type="string" calcext:value-type="string">
            <text:p> </text:p>
            <text:p>The IT officer is responsible for oversight of the following:</text:p>
            <text:p>IT Officer is accountable to design, implement, facilitate &amp; coordinate the overall activities of IT Support in Education Sector including computer (Hardware, Software, Networking), Phone/Internet, photocopier, Multimedia, Printer etc.</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2 to 40 years</text:p>
            <text:p>                                                                    </text:p>
          </table:table-cell>
          <table:table-cell office:value-type="string" calcext:value-type="string">
            <text:p/>
            <text:p>Â Khulna</text:p>
            <text:p>                                                                    </text:p>
          </table:table-cell>
          <table:table-cell office:value-type="string" calcext:value-type="string">
            <text:p/>
            <text:p>B.Sc in Computer Science &amp; Engineering</text:p>
            <text:p/>
          </table:table-cell>
          <table:table-cell office:value-type="string" calcext:value-type="string">
            <text:p/>
            <text:p>Age 22 to 40 years </text:p>
            <text:p>Both males and females are allowed to apply</text:p>
            <text:p>The candidate should be experienced in following areas: Computer Office Application, Hardware and Networking, Database Programming, Graphics Design and Multimedia.</text:p>
            <text:p>The candidate should have minimum two years working experience on Web Page Designing.</text:p>
            <text:p>Age and Educational Background will be relaxed for the experienced candidates.</text:p>
            <text:p>4 years Diploma in Engineering Computer Technology and having knowledge on Syllabus of SSC Vocational and Basic Short Courses.</text:p>
            <text:p>The candidate must have experience in managing class according to the Bangladesh Technical Education Board.</text:p>
            <text:p/>
          </table:table-cell>
          <table:table-cell office:value-type="string" calcext:value-type="string">
            <text:p/>
            <text:p>Â Tk. 15000 - 18000 (Monthly)</text:p>
            <text:p>                                                                    </text:p>
          </table:table-cell>
          <table:table-cell office:value-type="string" calcext:value-type="string">
            <text:p/>
            <text:p>After 6 months, if he/she becomes the permanent employee of the organization, other benefits will be offered as per the organizational policy like provident fund, gratuity, festival bonus, yearly increment, staff insurance, medical aid etc.</text:p>
            <text:p/>
          </table:table-cell>
          <table:table-cell office:value-type="string" calcext:value-type="string">
            <text:p/>
            <text:p>Â Oct 26, 2019</text:p>
            <text:p>                                                                        </text:p>
          </table:table-cell>
          <table:table-cell office:value-type="string" calcext:value-type="string">
            <text:p/>
            <text:p>Â Nov 6, 2019</text:p>
            <text:p>                                                                        </text:p>
          </table:table-cell>
          <table:table-cell table:number-columns-repeated="1008"/>
        </table:table-row>
        <table:table-row table:style-name="ro11">
          <table:table-cell office:value-type="string" calcext:value-type="string">
            <text:p>UX/UI Designer</text:p>
          </table:table-cell>
          <table:table-cell office:value-type="string" calcext:value-type="string">
            <text:p>Liz Complex </text:p>
          </table:table-cell>
          <table:table-cell office:value-type="string" calcext:value-type="string">
            <text:p/>
            <text:p>                                                                Not specific</text:p>
            <text:p>                                                                </text:p>
          </table:table-cell>
          <table:table-cell office:value-type="string" calcext:value-type="string">
            <text:p/>
            <text:p>Need to understand typography, color, grid, and composition. Understand and stay up-to-date on current design trends and techniques Keen eye for design and color and brand consistency Experience with Responsive Web Designs and Techniques Understanding of common software development practices. Expert on HTML, CSS, JQuery/Ajax bootstrap, sass, less etc.Proficient understanding of client-side scripting and JavaScript frameworks, including jQ ueryNeed experience  of browser compatibility and device compatibilityIdentify and troubleshoot UX problem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5 to 30 years</text:p>
            <text:p>                                                                    </text:p>
          </table:table-cell>
          <table:table-cell office:value-type="string" calcext:value-type="string">
            <text:p/>
            <text:p>Â Anywhere in Bangladesh</text:p>
            <text:p>                                                                    </text:p>
          </table:table-cell>
          <table:table-cell office:value-type="string" calcext:value-type="string">
            <text:p/>
            <text:p>Diploma or Bachelor degree in any disciplineIDB Trainee are preferable</text:p>
            <text:p>Skills Required:  Ajax,  HTML5, Bootstrap, CSS, JavaScript, jquery</text:p>
            <text:p/>
          </table:table-cell>
          <table:table-cell office:value-type="string" calcext:value-type="string">
            <text:p/>
            <text:p>Age 25 to 30 years </text:p>
            <text:p>Only males are allowed to apply</text:p>
            <text:p/>
          </table:table-cell>
          <table:table-cell office:value-type="string" calcext:value-type="string">
            <text:p/>
            <text:p>Â Negotiable</text:p>
            <text:p>                                                                    </text:p>
          </table:table-cell>
          <table:table-cell office:value-type="string" calcext:value-type="string">
            <text:p/>
            <text:p>Festival Bonus: 2As per company policy</text:p>
            <text:p/>
          </table:table-cell>
          <table:table-cell office:value-type="string" calcext:value-type="string">
            <text:p/>
            <text:p>Â Oct 26, 2019</text:p>
            <text:p>                                                                        </text:p>
          </table:table-cell>
          <table:table-cell office:value-type="string" calcext:value-type="string">
            <text:p/>
            <text:p>Â Nov 5, 2019</text:p>
            <text:p>                                                                        </text:p>
          </table:table-cell>
          <table:table-cell table:number-columns-repeated="1008"/>
        </table:table-row>
        <table:table-row table:style-name="ro12">
          <table:table-cell office:value-type="string" calcext:value-type="string">
            <text:p>IT Support</text:p>
          </table:table-cell>
          <table:table-cell office:value-type="string" calcext:value-type="string">
            <text:p>Liz Complex </text:p>
          </table:table-cell>
          <table:table-cell office:value-type="string" calcext:value-type="string">
            <text:p/>
            <text:p>                                                                Not specific</text:p>
            <text:p>                                                                </text:p>
          </table:table-cell>
          <table:table-cell office:value-type="string" calcext:value-type="string">
            <text:p/>
            <text:p>Manage and monitor all installed systems, support and infrastructure.</text:p>
            <text:p>Install, support &amp; maintenance of enterprise servers &amp; storage system.</text:p>
            <text:p>Install and Troubleshoot OS, e.g. Windows Server 2012 / 2008.</text:p>
            <text:p>Strong understanding of email servers (Exchange, Office 365, Linux Based Open Source) and configuration.</text:p>
            <text:p>Perform day-to-day operation of IP and PABX based Telecom Network.</text:p>
            <text:p>Recommend changes and implement to improve system health, system performance and Network Security.</text:p>
            <text:p>LAN survey and enterprise WiFi solution (Configure, Maintenance, and Troubleshoot).</text:p>
            <text:p>Liaise with vendors and other IT personnel for problem resolu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5 to 30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amp; EngineeringIsDB-BISEW Networking Technologies completed person will get preference</text:p>
            <text:p/>
          </table:table-cell>
          <table:table-cell office:value-type="string" calcext:value-type="string">
            <text:p/>
            <text:p>Age 25 to 30 years </text:p>
            <text:p>Only males are allowed to apply</text:p>
            <text:p/>
          </table:table-cell>
          <table:table-cell office:value-type="string" calcext:value-type="string">
            <text:p/>
            <text:p>Â Negotiable</text:p>
            <text:p>                                                                    </text:p>
          </table:table-cell>
          <table:table-cell office:value-type="string" calcext:value-type="string">
            <text:p/>
            <text:p>Festival Bonus: 2As per company policy</text:p>
            <text:p/>
          </table:table-cell>
          <table:table-cell office:value-type="string" calcext:value-type="string">
            <text:p/>
            <text:p>Â Oct 26, 2019</text:p>
            <text:p>                                                                        </text:p>
          </table:table-cell>
          <table:table-cell office:value-type="string" calcext:value-type="string">
            <text:p/>
            <text:p>Â Nov 9, 2019</text:p>
            <text:p>                                                                        </text:p>
          </table:table-cell>
          <table:table-cell table:number-columns-repeated="1008"/>
        </table:table-row>
        <table:table-row table:style-name="ro13">
          <table:table-cell office:value-type="string" calcext:value-type="string">
            <text:p>Video Editor (IT)</text:p>
          </table:table-cell>
          <table:table-cell office:value-type="string" calcext:value-type="string">
            <text:p>Ad Asia </text:p>
          </table:table-cell>
          <table:table-cell office:value-type="string" calcext:value-type="string">
            <text:p/>
            <text:p>                                                                02</text:p>
            <text:p>                                                                </text:p>
          </table:table-cell>
          <table:table-cell office:value-type="string" calcext:value-type="string">
            <text:p/>
            <text:p>All version in video editing.</text:p>
            <text:p>Has adequate knowledge about software programming.</text:p>
            <text:p>Handling You Tube &amp; Facebook Boost.</text:p>
            <text:p>Support all software activities of the company.</text:p>
            <text:p>Develop and maintain company website and other IT matters.</text:p>
            <text:p>Any other tasks assigned by the authorit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at most 30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at most 30 years </text:p>
            <text:p>Must have very strong analysis and synthesis skills</text:p>
            <text:p>Must be proactive and able to execute tasks efficiently</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7, 2019</text:p>
            <text:p>                                                                        </text:p>
          </table:table-cell>
          <table:table-cell office:value-type="string" calcext:value-type="string">
            <text:p/>
            <text:p>Â Nov 25, 2019</text:p>
            <text:p>                                                                        </text:p>
          </table:table-cell>
          <table:table-cell table:number-columns-repeated="1008"/>
        </table:table-row>
        <table:table-row table:style-name="ro14">
          <table:table-cell office:value-type="string" calcext:value-type="string">
            <text:p>Executive (Digital Marketing with SEO)</text:p>
          </table:table-cell>
          <table:table-cell office:value-type="string" calcext:value-type="string">
            <text:p>Dream Touch Architects ltd. </text:p>
          </table:table-cell>
          <table:table-cell office:value-type="string" calcext:value-type="string">
            <text:p/>
            <text:p>                                                                02</text:p>
            <text:p>                                                                </text:p>
          </table:table-cell>
          <table:table-cell office:value-type="string" calcext:value-type="string">
            <text:p/>
            <text:p>Write and create quality contents (especially in native US-style writing) in accordance with our service descriptions, website contents, and target market content needs on the form of web-copy, blog posts, articles for third-party content marketing platforms, ad copies &amp; social media posts, etc.</text:p>
            <text:p>Provide unique and copyright contents within specific deadlines.</text:p>
            <text:p>Plan and execute all web, SEO/SEM, marketing database, email, social media and display advertising campaigns.</text:p>
            <text:p>Perform various link building and content marketing.</text:p>
            <text:p>Social Media Outreach in Facebook, LinkedIn, and Twitter for lead generation and content publishing.</text:p>
            <text:p>Measuring and reporting on the performance of all digital marketing campaigns.</text:p>
            <text:p>Responsibility for planning and budgetary control of all digital marke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24 to 38 years</text:p>
            <text:p>                                                                    </text:p>
          </table:table-cell>
          <table:table-cell office:value-type="string" calcext:value-type="string">
            <text:p/>
            <text:p>Â Dhaka</text:p>
            <text:p>                                                                    </text:p>
          </table:table-cell>
          <table:table-cell office:value-type="string" calcext:value-type="string">
            <text:p/>
            <text:p>Diploma/ B.Sc In Computer Science.</text:p>
            <text:p>Experienced on This Field will Get Higher Priority.</text:p>
            <text:p/>
          </table:table-cell>
          <table:table-cell office:value-type="string" calcext:value-type="string">
            <text:p/>
            <text:p>Age 24 to 38 years </text:p>
            <text:p>Excellent verbal and written communication skills.</text:p>
            <text:p>Proficient computer skills, Microsoft Office (Word, PowerPoint, Outlook, and Excel) and Google Docs. </text:p>
            <text:p>Must have knowledge regarding SEO system, Graphics Design &amp; Web Development. </text:p>
            <text:p>Must have knowledge video editing</text:p>
            <text:p>Must be able to work under pressure, energetic &amp; self-confident.</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6, 2019</text:p>
            <text:p>                                                                        </text:p>
          </table:table-cell>
          <table:table-cell office:value-type="string" calcext:value-type="string">
            <text:p/>
            <text:p>Â Nov 25, 2019</text:p>
            <text:p>                                                                        </text:p>
          </table:table-cell>
          <table:table-cell table:number-columns-repeated="1008"/>
        </table:table-row>
        <table:table-row table:style-name="ro15">
          <table:table-cell office:value-type="string" calcext:value-type="string">
            <text:p>Executive/ Sr.Executive - Digital Marketing</text:p>
          </table:table-cell>
          <table:table-cell office:value-type="string" calcext:value-type="string">
            <text:p>Transsion Bangladesh Ltd. </text:p>
          </table:table-cell>
          <table:table-cell office:value-type="string" calcext:value-type="string">
            <text:p/>
            <text:p>                                                                Not specific</text:p>
            <text:p>                                                                </text:p>
          </table:table-cell>
          <table:table-cell office:value-type="string" calcext:value-type="string">
            <text:p>GTM Plan and Execution:</text:p>
            <text:p>Develop and manage digital marketing strategy, execution plan of itel and take responsibility of implementation</text:p>
            <text:p>Develop and manage PR &amp; ATL strategy, execution plan of TECNO &amp; itel and take responsibility of implementation</text:p>
            <text:p>Identify new trends or innovation in digital marketing, evaluate new technologies and ensure the brand is at the forefront of industry developments, particularly developments in mobile marketing</text:p>
            <text:p>Website &amp; SEM/SEO:</text:p>
            <text:p>Manage and maintain the itel website(s)</text:p>
            <text:p>Write and optimize PR article for the website</text:p>
            <text:p>Continually work on the Search Engine Management and Search Engine Optimization of the itel official website</text:p>
            <text:p>Facebook/Instagram &amp; YouTube &amp; Other Social Platforms:</text:p>
            <text:p>Plan, post and optimize content for the itel Facebook, Instagram, YouTube and other platforms</text:p>
            <text:p>Track, analyze and optimize social media traffic flow of itel and generate media buying plan based on the KPI and promotion needs</text:p>
            <text:p>Attain key performance indicators such as increasing the website traffic, Facebook &amp; IG followers, Facebook &amp; IG impression and reaction performance, Facebook community fans amount and activity increasing</text:p>
            <text:p>PR &amp; ATL:</text:p>
            <text:p>Plan, write articles and arrange media release for PR marketing</text:p>
            <text:p>Identify new trends or innovative PR &amp; ATL promo, generate plan and execution</text:p>
          </table:table-cell>
          <table:table-cell office:value-type="string" calcext:value-type="string">
            <text:p> </text:p>
            <text:p>                                                            TRANSSION Holdings is a global company dedicated to providing most favored mobile communication products and mobile internet services for local consumers in emerging markets. The company is best-known in emerging markets for its leading mobile brands, including TECNO, itel, Infinix and Spice. Transsion Holdings is now looking for young dynamic Digital Marketing Professional for it`s digital marketing wing.</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at most 30 years</text:p>
            <text:p>                                                                    </text:p>
          </table:table-cell>
          <table:table-cell office:value-type="string" calcext:value-type="string">
            <text:p/>
            <text:p>Â Dhaka</text:p>
            <text:p>                                                                    </text:p>
          </table:table-cell>
          <table:table-cell office:value-type="string" calcext:value-type="string">
            <text:p/>
            <text:p>Graduation from any Reputed University. </text:p>
            <text:p>Major in Mass Communications, Journalism, Marketing will be preferable.</text:p>
            <text:p/>
          </table:table-cell>
          <table:table-cell office:value-type="string" calcext:value-type="string">
            <text:p/>
            <text:p>Age at most 30 years </text:p>
            <text:p>Take responsible of monthly/quarterly digital marketing performance report and campaign report</text:p>
            <text:p>Take responsible of data analysis on market/industry survey</text:p>
            <text:p>Familiarity with social media, online communities/blogs, tech groups, etc.</text:p>
            <text:p>Have community management experience or work as an admin/moderator at a community.</text:p>
            <text:p>Have the ability of Photoshop/Illustrator/Adobe After Effects will be a plus.</text:p>
            <text:p/>
          </table:table-cell>
          <table:table-cell office:value-type="string" calcext:value-type="string">
            <text:p/>
            <text:p>Â Negotiable</text:p>
            <text:p>                                                                    </text:p>
          </table:table-cell>
          <table:table-cell office:value-type="string" calcext:value-type="string">
            <text:p/>
            <text:p>Mobile bill, Medical allowance, Provident fund, Insurance, GratuitySalary Review: YearlyFestival Bonus: 2</text:p>
            <text:p/>
          </table:table-cell>
          <table:table-cell office:value-type="string" calcext:value-type="string">
            <text:p/>
            <text:p>Â Oct 27, 2019</text:p>
            <text:p>                                                                        </text:p>
          </table:table-cell>
          <table:table-cell office:value-type="string" calcext:value-type="string">
            <text:p/>
            <text:p>Â Nov 10, 2019</text:p>
            <text:p>                                                                        </text:p>
          </table:table-cell>
          <table:table-cell table:number-columns-repeated="1008"/>
        </table:table-row>
        <table:table-row table:style-name="ro13">
          <table:table-cell office:value-type="string" calcext:value-type="string">
            <text:p>Senior Software Developer, Lead for HRMS, Payroll &amp; PF (dot Net Developer)</text:p>
          </table:table-cell>
          <table:table-cell office:value-type="string" calcext:value-type="string">
            <text:p>ReCom Consulting Ltd. </text:p>
          </table:table-cell>
          <table:table-cell office:value-type="string" calcext:value-type="string">
            <text:p/>
            <text:p>                                                                1</text:p>
            <text:p>                                                                </text:p>
          </table:table-cell>
          <table:table-cell office:value-type="string" calcext:value-type="string">
            <text:p>The primary responsibility of the function is to lead, architect &amp; develop HRMS, Payroll &amp; PF software from the scratch.</text:p>
            <text:p>Knowledge of the software development environment to support business goals</text:p>
            <text:p>Translate business requirements into clear and concise technical documentation. Prepare scalable, robust, and flexible design documents, both conceptual and detailed</text:p>
            <text:p>Code, test, troubleshoot and document system issues and modifications, both for new development as well as maintenance</text:p>
            <text:p>Design, develop and support interfaces between HR/Payroll systems and other third-party systems</text:p>
            <text:p>Perform development work that conforms to standards and best practices (i.e. code reviews, etc.)</text:p>
            <text:p>Collaborate with business analysts and subject matter experts</text:p>
            <text:p>Perform activities typical within a Software Development Lifecycle (SDLC) including activities such as: ITIL based change and incident management processes, iterative and waterfall development processes and release management activities</text:p>
            <text:p>Provide peer QA reviews on code and program modifications to ensure system internal controls and technical standards are maintained</text:p>
            <text:p>Proactively and effectively communicate and collaborate with external and internal customers to determine information needs and development requirements</text:p>
            <text:p>May require some after hours on call or stand by work</text:p>
          </table:table-cell>
          <table:table-cell office:value-type="string" calcext:value-type="string">
            <text:p> </text:p>
            <text:p>                                                            ReCom Consulting Ltd --an HR and IT consulting firm - is looking for web based HRMS, Payroll &amp; PF Software Developers for the Human Resource Application team. The Team develop &amp; supports multiple HR applications and that also need to integrate with diversified attendance management and other third party systems.</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table:table-cell office:value-type="string" calcext:value-type="string">
            <text:p/>
            <text:p>Â Age at least 30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Engineering from any reputed university</text:p>
            <text:p/>
          </table:table-cell>
          <table:table-cell office:value-type="string" calcext:value-type="string">
            <text:p/>
            <text:p>Age at least 30 years </text:p>
            <text:p>Must show ability to multi-task as needed</text:p>
            <text:p>Ability to build trust and engagement with executives, customers, peers and team.</text:p>
            <text:p>Demonstrated team leadership skills in a formal or informal capacity</text:p>
            <text:p>Have a passion to learn and apply newer concepts and technologies</text:p>
            <text:p>Ability to produce high quality deliverables while maintaining schedule commitments.</text:p>
            <text:p>Work independently and as part of a project team.</text:p>
            <text:p>Excellent oral and written communication skills in order to convey technical information to non-technical staff or customers;</text:p>
            <text:p>Proactively solve problems and recommend solutions.</text:p>
            <text:p>Strong analytical and critical thinking skills. Process orientation with strong attention to detail.</text:p>
            <text:p>High energy; able to deal with demanding pace and changing priorities and the ability to remain calm under pressure.</text:p>
            <text:p>Ability to maintain confidentiality, use good judgment and discretion, and interact with diverse workforce within the city and customer base.</text:p>
            <text:p>Excellent project management and organizational skills</text:p>
            <text:p/>
          </table:table-cell>
          <table:table-cell office:value-type="string" calcext:value-type="string">
            <text:p/>
            <text:p>Â Negotiable</text:p>
            <text:p>                                                                    </text:p>
          </table:table-cell>
          <table:table-cell office:value-type="string" calcext:value-type="string">
            <text:p/>
            <text:p>T/A, Mobile billSalary Review: YearlyFestival Bonus: 2Other company benefits</text:p>
            <text:p/>
          </table:table-cell>
          <table:table-cell office:value-type="string" calcext:value-type="string">
            <text:p/>
            <text:p>Â Oct 27, 2019</text:p>
            <text:p>                                                                        </text:p>
          </table:table-cell>
          <table:table-cell office:value-type="string" calcext:value-type="string">
            <text:p/>
            <text:p>Â Nov 26, 2019</text:p>
            <text:p>                                                                        </text:p>
          </table:table-cell>
          <table:table-cell table:number-columns-repeated="1008"/>
        </table:table-row>
        <table:table-row table:style-name="ro10">
          <table:table-cell office:value-type="string" calcext:value-type="string">
            <text:p>Assistant Manager, Enterprise ICT Solutions</text:p>
          </table:table-cell>
          <table:table-cell office:value-type="string" calcext:value-type="string">
            <text:p>Optimal Technology (Pvt.) Limited </text:p>
          </table:table-cell>
          <table:table-cell office:value-type="string" calcext:value-type="string">
            <text:p/>
            <text:p>                                                                02</text:p>
            <text:p>                                                                </text:p>
          </table:table-cell>
          <table:table-cell office:value-type="string" calcext:value-type="string">
            <text:p/>
            <text:p>To work as a sales consultant to meet the customer requirements for generating revenue. </text:p>
            <text:p>Responsible for agreed sales targets through KPIs.</text:p>
            <text:p>To lead on implementation, reporting and reviewing of the strategic and operational sales &amp; marketing plans to drive sales and revenue.</text:p>
            <text:p>To lead on developing activities for all channels including digital to meet organizational aims with cohesiveness and creativity</text:p>
            <text:p>To line and project manage the sales &amp; marketing team and wider working groups to fulfil organization's objectives</text:p>
            <text:p>To lead on building internal and external relationships to fulfil the organizational vision</text:p>
            <text:p>To be a member of the Strategic Management Team, owning agreed areas of the Strategic Action Plan and managing identified projects</text:p>
            <text:p>To manage the work programs of relevant staff to ensure optimum productivity, personal development and impact on organization's KPIs</text:p>
            <text:p>To manage and deliver the relevant budgets and produce financial reports</text:p>
            <text:p>To manage agreed sections of the company website - including quality control, data/copy upload and social media activity</text:p>
            <text:p>To attend appropriate meetings and events</text:p>
            <text:p>To support the customer engagement events and any relevant projects as required</text:p>
            <text:p>Any other relevant task commensurate with the level of the role and as requested by Managem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Master of Business Administration (MBA)</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T/A, Mobile bill, Tour allowance, Performance bonusLunch Facilities: Partially SubsidizeSalary Review: YearlyFestival Bonus: 2New Laptop</text:p>
            <text:p>Annual Picnic</text:p>
            <text:p>Best performance award</text:p>
            <text:p>Professional Training</text:p>
            <text:p/>
          </table:table-cell>
          <table:table-cell office:value-type="string" calcext:value-type="string">
            <text:p/>
            <text:p>Â Oct 27, 2019</text:p>
            <text:p>                                                                        </text:p>
          </table:table-cell>
          <table:table-cell office:value-type="string" calcext:value-type="string">
            <text:p/>
            <text:p>Â Nov 25, 2019</text:p>
            <text:p>                                                                        </text:p>
          </table:table-cell>
          <table:table-cell table:number-columns-repeated="1008"/>
        </table:table-row>
        <table:table-row table:style-name="ro16">
          <table:table-cell office:value-type="string" calcext:value-type="string">
            <text:p>Professional (Software QA and Test Automation Engineer)</text:p>
          </table:table-cell>
          <table:table-cell office:value-type="string" calcext:value-type="string">
            <text:p>Samsung R&amp;D Institute Bangladesh Ltd. </text:p>
          </table:table-cell>
          <table:table-cell office:value-type="string" calcext:value-type="string">
            <text:p/>
            <text:p>                                                                Not specific</text:p>
            <text:p>                                                                </text:p>
          </table:table-cell>
          <table:table-cell office:value-type="string" calcext:value-type="string">
            <text:p>Coordinate and perform automation projects to integrate in continuous integration system</text:p>
            <text:p>Maintain communication with manual testers to make sure test coverage</text:p>
            <text:p>Test iOS, Android &amp; windows applications</text:p>
            <text:p>Developing and running test scripts on multiple platform</text:p>
          </table:table-cell>
          <table:table-cell office:value-type="string" calcext:value-type="string">
            <text:p> </text:p>
            <text:p>                                                            Samsung R&amp;D Institute Bangladesh (SRBD), the first R&amp;D multinational company in Bangladesh. From its very inception, SRBD is devoted to build a better future by making the most innovative research environment where young engineers, researchers, academia, experts can freely share their expertise and knowledge and shape the future in ways never imagined before while creating new value to improve people`s lives. As a renowned organization, SRBD is inviting application from eligible Bangladeshi nationals for the following position.</text:p>
            <text:p>                                                        </text:p>
          </table:table-cell>
          <table:table-cell office:value-type="string" calcext:value-type="string">
            <text:p/>
            <text:p>                                                                Full-time</text:p>
            <text:p>                                                            </text:p>
          </table:table-cell>
          <table:table-cell table:number-columns-repeated="3"/>
          <table:table-cell office:value-type="string" calcext:value-type="string">
            <text:p/>
            <text:p>Â Anywhere in Bangladesh</text:p>
            <text:p>                                                                    </text:p>
          </table:table-cell>
          <table:table-cell office:value-type="string" calcext:value-type="string">
            <text:p/>
            <text:p>Bachelor of Science (BSc) in CSEMinimum CGPA 3 out of 4</text:p>
            <text:p/>
          </table:table-cell>
          <table:table-cell office:value-type="string" calcext:value-type="string">
            <text:p/>
            <text:p>Should have good knowledge on Objective C, Swift or C++ or Java, Python</text:p>
            <text:p>Knowledge on white box testing is preferred</text:p>
            <text:p>Must have problem solving and analytical ability</text:p>
            <text:p>Having knowledge on smart device verification will be an added advantage </text:p>
            <text:p>Should have ability to perform under pressure</text:p>
            <text:p>Enthusiastic, flexible person and self-motivating</text:p>
            <text:p>Ability to think out of box and  passion on bug findings</text:p>
            <text:p/>
          </table:table-cell>
          <table:table-cell table:number-columns-repeated="2"/>
          <table:table-cell office:value-type="string" calcext:value-type="string">
            <text:p/>
            <text:p>Â Oct 24, 2019</text:p>
            <text:p>                                                                        </text:p>
          </table:table-cell>
          <table:table-cell office:value-type="string" calcext:value-type="string">
            <text:p/>
            <text:p>Â Nov 9, 2019</text:p>
            <text:p>                                                                        </text:p>
          </table:table-cell>
          <table:table-cell table:number-columns-repeated="1008"/>
        </table:table-row>
        <table:table-row table:style-name="ro15">
          <table:table-cell office:value-type="string" calcext:value-type="string">
            <text:p>Senior UiPath Developer</text:p>
          </table:table-cell>
          <table:table-cell office:value-type="string" calcext:value-type="string">
            <text:p>Softwind Tech Ltd. </text:p>
          </table:table-cell>
          <table:table-cell office:value-type="string" calcext:value-type="string">
            <text:p/>
            <text:p>                                                                1</text:p>
            <text:p>                                                                </text:p>
          </table:table-cell>
          <table:table-cell office:value-type="string" calcext:value-type="string">
            <text:p>Automate processes using RPA technology (UiPath)</text:p>
            <text:p>Work closely with process experts and client resources to analyse and design solutions based on business requirements</text:p>
            <text:p>Design, architect, develop and implement end to end UiPath solutions for a variety of business tasks</text:p>
            <text:p>Develop POCs to validate end to end process automation using UIPath Studio and Orchestrator</text:p>
            <text:p>Train other members of the Development team on UiPath development and provide guidance as needed</text:p>
            <text:p>Prepare Solution Design Documents and develop framework for automation scripting-based processes</text:p>
            <text:p>Create reusable workflows and library components to reduce the development time and increase maintainability</text:p>
            <text:p>Be accountable and responsible for meeting all project timelines</text:p>
            <text:p>Perform all necessary end-to-end configuration, upgrades, and maintenance on all UiPath environments</text:p>
            <text:p>Proactively identify issues and bugs and provide solutions to mitigate and resolve these issues</text:p>
            <text:p>Maintain code quality and document all required artefacts</text:p>
            <text:p>Be a technical SME and lead architectural design sessions on UiPath</text:p>
            <text:p>Communicate effectively with stakeholders</text:p>
          </table:table-cell>
          <table:table-cell office:value-type="string" calcext:value-type="string">
            <text:p> </text:p>
            <text:p>Should have excellent programming/software development backgroundExperience in one or more software development technologies is a key asset, such as: .NET or VB, Java, etcKnowledge of ERP (preferably SAP or Oracle) is desirable but not mustUiPath development experience. Knowledge of Abbyy is plusExperience with waterfall and/or agile SDLC methodologies.Process Knowledge at least in two areas like Order to Cash(O2C), Procure to Pay (P2P), Book to Report (B2R), etcGood understanding and experience using Microsoft Office, including the ability to read Excel macros to translate them to RPA solutions and/or integrations.Excellent, proactive and creative problem solverStrong analytical skills with the ability to analyse complex requirements and define technical/functional advanced solutionsShould have excellent communication skills in both written and verbal English </text:p>
            <text:p/>
          </table:table-cell>
          <table:table-cell office:value-type="string" calcext:value-type="string">
            <text:p/>
            <text:p>                                                                Full-time</text:p>
            <text:p>                                                            </text:p>
          </table:table-cell>
          <table:table-cell office:value-type="string" calcext:value-type="string">
            <text:p/>
            <text:p>Â 2 to 4 year(s)</text:p>
            <text:p>                                                                    </text:p>
          </table:table-cell>
          <table:table-cell table:number-columns-repeated="2"/>
          <table:table-cell office:value-type="string" calcext:value-type="string">
            <text:p/>
            <text:p>Â Dhaka (Banani)</text:p>
            <text:p>                                                                    </text:p>
          </table:table-cell>
          <table:table-cell office:value-type="string" calcext:value-type="string">
            <text:p/>
            <text:p>Bachelor of Science (BSc) in Computer Science &amp; Engineering, Bachelor of Science (BSc) in Computing &amp; Information System, Bachelor in Engineering (BEngg) in Computer Engineering</text:p>
            <text:p>Skills Required: .Net Core, Blue prism, knowledge in ERP, Orchestrator, UIpath, VBScript</text:p>
            <text:p/>
          </table:table-cell>
          <table:table-cell office:value-type="string" calcext:value-type="string">
            <text:p/>
            <text:p>Considerable technical experience in architecting and building end-to-end solutionsA minimum of 2+ years RPA Developer experience using UiPathKnowledge of Automation Anywhere and/or Blue prism is an added advantage</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text:p>
            <text:p/>
          </table:table-cell>
          <table:table-cell office:value-type="string" calcext:value-type="string">
            <text:p/>
            <text:p>Â Oct 24, 2019</text:p>
            <text:p>                                                                        </text:p>
          </table:table-cell>
          <table:table-cell office:value-type="string" calcext:value-type="string">
            <text:p/>
            <text:p>Â Nov 7, 2019</text:p>
            <text:p>                                                                        </text:p>
          </table:table-cell>
          <table:table-cell table:number-columns-repeated="1008"/>
        </table:table-row>
        <table:table-row table:style-name="ro8">
          <table:table-cell office:value-type="string" calcext:value-type="string">
            <text:p>UiPath Developer</text:p>
          </table:table-cell>
          <table:table-cell office:value-type="string" calcext:value-type="string">
            <text:p>Softwind Tech Ltd. </text:p>
          </table:table-cell>
          <table:table-cell office:value-type="string" calcext:value-type="string">
            <text:p/>
            <text:p>                                                                1</text:p>
            <text:p>                                                                </text:p>
          </table:table-cell>
          <table:table-cell office:value-type="string" calcext:value-type="string">
            <text:p>Automate processes using RPA technology (UiPath)</text:p>
            <text:p>Work closely with process experts and client resources to analyze and design solutions based on business requirements</text:p>
            <text:p>Design, architect, develop and implement end to end UiPath solutions for a variety of business tasks</text:p>
            <text:p>Develop POCs to validate end to end process automation using UIPath Studio and Orchestrator</text:p>
            <text:p>Knowledge of Solution Design Documents and it is desirable to develop framework for automation scripting-based processes</text:p>
            <text:p>Be accountable and responsible for meeting all project timelines</text:p>
            <text:p>Perform all necessary end-to-end configuration, upgrades, and maintenance on all UiPath environments</text:p>
            <text:p>Proactively identify issues and bugs and provide solutions to mitigate and resolve these issues</text:p>
            <text:p>Maintain code quality and document all required artefacts</text:p>
            <text:p>Communicate effectively with stakeholders</text:p>
          </table:table-cell>
          <table:table-cell office:value-type="string" calcext:value-type="string">
            <text:p> </text:p>
            <text:p>Should have excellent programming/software development backgroundExperience in one or more software development technologies is a key asset, such as: .NET or VB, Java, etcKnowledge of ERP (preferably SAP or Oracle) is desirable but not mustUiPath development experience. Knowledge of Abbyy is plusKnowledge of waterfall and/or agile SDLC methodologiesProcess Knowledge at least in one area like Order to Cash(O2C), Procure to Pay (P2P), Book to Report (B2R), etcGood understanding and experience using Microsoft Office, including the ability to read Excel macros to translate them to RPA solutions and/or integrationsExcellent, proactive and creative problem solverStrong analytical skills with the ability to analyse complex requirements and define technical/functional advanced solutionsShould have excellent communication skills in both written and verbal English </text:p>
            <text:p/>
          </table:table-cell>
          <table:table-cell office:value-type="string" calcext:value-type="string">
            <text:p/>
            <text:p>                                                                Full-time</text:p>
            <text:p>                                                            </text:p>
          </table:table-cell>
          <table:table-cell office:value-type="string" calcext:value-type="string">
            <text:p/>
            <text:p>Â 1 to 2 year(s)</text:p>
            <text:p>                                                                    </text:p>
          </table:table-cell>
          <table:table-cell table:number-columns-repeated="2"/>
          <table:table-cell office:value-type="string" calcext:value-type="string">
            <text:p/>
            <text:p>Â Dhaka (Banani)</text:p>
            <text:p>                                                                    </text:p>
          </table:table-cell>
          <table:table-cell office:value-type="string" calcext:value-type="string">
            <text:p/>
            <text:p>Bachelor in Engineering (BEngg) in Computer Science &amp; Engineering, Bachelor of Science (BSc) in Computer Science &amp; Engineering, Bachelor of Science (BSc) in Computing &amp; Information System</text:p>
            <text:p>Skills Required: .Net Core, Abbyy, blue print, Orchestrator, UIpath, VBScript</text:p>
            <text:p/>
          </table:table-cell>
          <table:table-cell office:value-type="string" calcext:value-type="string">
            <text:p/>
            <text:p>A minimum of 1-2 years RPA Developer experience using UiPathKnowledge of Automation Anywhere and/or Blue prism is an added advantage</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text:p>
            <text:p/>
          </table:table-cell>
          <table:table-cell office:value-type="string" calcext:value-type="string">
            <text:p/>
            <text:p>Â Oct 24, 2019</text:p>
            <text:p>                                                                        </text:p>
          </table:table-cell>
          <table:table-cell office:value-type="string" calcext:value-type="string">
            <text:p/>
            <text:p>Â Nov 7, 2019</text:p>
            <text:p>                                                                        </text:p>
          </table:table-cell>
          <table:table-cell table:number-columns-repeated="1008"/>
        </table:table-row>
        <table:table-row table:style-name="ro6">
          <table:table-cell office:value-type="string" calcext:value-type="string">
            <text:p>Back Office Representative (Night Shift)</text:p>
          </table:table-cell>
          <table:table-cell office:value-type="string" calcext:value-type="string">
            <text:p>ASL BPO </text:p>
          </table:table-cell>
          <table:table-cell office:value-type="string" calcext:value-type="string">
            <text:p/>
            <text:p>                                                                03</text:p>
            <text:p>                                                                </text:p>
          </table:table-cell>
          <table:table-cell office:value-type="string" calcext:value-type="string">
            <text:p>Work in Night Shift (9 PM to 7 AM) with possible Paid Over Time work.</text:p>
            <text:p>Job responsibility will include but not be limited to: Report Submission, Lead Generation, Data Entry, Virtual Assistance.</text:p>
          </table:table-cell>
          <table:table-cell office:value-type="string" calcext:value-type="string">
            <text:p> </text:p>
            <text:p>We are looking for an Hard working Employee who would be interested in working in an BPO Firm at night shift. Must have good communication skill in English.</text:p>
            <text:p>6 days a Week</text:p>
            <text:p/>
          </table:table-cell>
          <table:table-cell office:value-type="string" calcext:value-type="string">
            <text:p/>
            <text:p>                                                                Full-time</text:p>
            <text:p>                                                            </text:p>
          </table:table-cell>
          <table:table-cell office:value-type="string" calcext:value-type="string">
            <text:p/>
            <text:p>Â At most 1 year(s)</text:p>
            <text:p>                                                                    </text:p>
          </table:table-cell>
          <table:table-cell office:value-type="string" calcext:value-type="string">
            <text:p/>
            <text:p>Â Only males are allowed to apply</text:p>
            <text:p>                                                                    </text:p>
          </table:table-cell>
          <table:table-cell/>
          <table:table-cell office:value-type="string" calcext:value-type="string">
            <text:p/>
            <text:p>Â Dhaka (Uttara)</text:p>
            <text:p>                                                                    </text:p>
          </table:table-cell>
          <table:table-cell office:value-type="string" calcext:value-type="string">
            <text:p/>
            <text:p>Completed Bachelors from Any Reputed University in Dhaka.  We  will prefer any candidate with B.A. in English (from universities in Dhaka) over others.</text:p>
            <text:p/>
          </table:table-cell>
          <table:table-cell office:value-type="string" calcext:value-type="string">
            <text:p/>
            <text:p>Only males are allowed to apply</text:p>
            <text:p>Night Shift</text:p>
            <text:p>Good Communication Skill in English</text:p>
            <text:p>Be able to Work on Holidays specially Eid</text:p>
            <text:p>Must have good command in English Communication in both written and verbal.</text:p>
            <text:p>Must be willing to work at Eid Time and on other National Holidays</text:p>
            <text:p>Must be able to commit to stay long term (One of the most IMPORTANT criteria, we are not looking for people who is only looking to stay short term)</text:p>
            <text:p>Typing Speed over 22 WPM (words per minute)</text:p>
            <text:p>Be skilled in using Computer</text:p>
            <text:p>Have Knowledge in the BPO Industry</text:p>
            <text:p/>
          </table:table-cell>
          <table:table-cell office:value-type="string" calcext:value-type="string">
            <text:p/>
            <text:p>Â Tk. 15000 (Monthly)</text:p>
            <text:p>                                                                    </text:p>
          </table:table-cell>
          <table:table-cell office:value-type="string" calcext:value-type="string">
            <text:p/>
            <text:p>Over time allowanceLunch Facilities: Full SubsidizeSalary Review: YearlyFestival Bonus: 2Possible Increment from 18000 to 21000 BDT After 1 Year depending upon Performance and Dedication</text:p>
            <text:p>For Night Shift Only We provide BDT 2500 Attendance Bonus</text:p>
            <text:p>Overtime Payment </text:p>
            <text:p>Dinner will be Provided</text:p>
            <text:p>Extra Payment for working on Holidays (Eid, Christmas, etc.)</text:p>
            <text:p>After 1 Year eligible to get 12 paid annual leaves per year.</text:p>
            <text:p/>
          </table:table-cell>
          <table:table-cell office:value-type="string" calcext:value-type="string">
            <text:p/>
            <text:p>Â Oct 26, 2019</text:p>
            <text:p>                                                                        </text:p>
          </table:table-cell>
          <table:table-cell office:value-type="string" calcext:value-type="string">
            <text:p/>
            <text:p>Â Nov 25,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1">00/00/0000</text:date>, <text:time style:data-style-name="N2" text:time-value="18:25:41.6068988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date>2019-11-01T18:38:56.669180402</dc:date>
    <meta:editing-duration>PT20M27S</meta:editing-duration>
    <meta:editing-cycles>2</meta:editing-cycles>
    <meta:document-statistic meta:table-count="1" meta:cell-count="313" meta:object-count="0"/>
  </office:meta>
</office:document-meta>
</file>